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919cm" fo:min-width="0.669cm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1.168cm"/>
    </style:style>
    <style:style style:name="gr4" style:family="graphic" style:parent-style-name="standard">
      <style:graphic-properties draw:stroke="none" svg:stroke-color="#000000" draw:fill="none" draw:fill-color="#ffffff" fo:min-height="0.658cm"/>
    </style:style>
    <style:style style:name="gr5" style:family="graphic" style:parent-style-name="standard">
      <style:graphic-properties svg:stroke-width="0.071cm" svg:stroke-color="#000000" draw:marker-start-width="0.306cm" draw:marker-end-width="0.306cm" draw:fill="none" draw:textarea-vertical-align="middle" draw:auto-grow-height="false" fo:min-height="4.225cm" fo:min-width="5.245cm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fo:min-height="0.721cm"/>
    </style:style>
    <style:style style:name="gr7" style:family="graphic" style:parent-style-name="standard">
      <style:graphic-properties draw:stroke="none" svg:stroke-color="#000000" draw:fill="none" draw:fill-color="#ffffff" fo:min-height="0.036cm"/>
    </style:style>
    <style:style style:name="gr8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849cm" fo:min-width="0.599cm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style:font-name="Courier New"/>
    </style:style>
    <style:style style:name="P8" style:family="paragraph">
      <loext:graphic-properties draw:fill="none" draw:fill-color="#ffffff"/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4.856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4.856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10.856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10.856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51cm" svg:height="1.651cm" svg:x="7.856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524cm" svg:x="12.984cm" svg:y="5.029cm">
          <draw:text-box>
            <text:p>Abstract</text:p>
            <text:p>Product</text:p>
          </draw:text-box>
        </draw:frame>
        <draw:frame draw:style-name="gr3" draw:text-style-name="P2" draw:layer="layout" svg:width="3.429cm" svg:height="1.445cm" svg:x="12.984cm" svg:y="7.929cm">
          <draw:text-box>
            <text:p>Concrete</text:p>
            <text:p>Product</text:p>
          </draw:text-box>
        </draw:frame>
        <draw:frame draw:style-name="gr2" draw:text-style-name="P4" draw:layer="layout" svg:width="3.048cm" svg:height="1.524cm" svg:x="1.366cm" svg:y="5.03cm">
          <draw:text-box>
            <text:p text:style-name="P3">Abstract</text:p>
            <text:p text:style-name="P3">Product</text:p>
          </draw:text-box>
        </draw:frame>
        <draw:frame draw:style-name="gr3" draw:text-style-name="P4" draw:layer="layout" svg:width="3.429cm" svg:height="1.445cm" svg:x="0.985cm" svg:y="7.93cm">
          <draw:text-box>
            <text:p text:style-name="P3">Concrete</text:p>
            <text:p text:style-name="P3">Product</text:p>
          </draw:text-box>
        </draw:frame>
        <draw:frame draw:style-name="gr4" draw:text-style-name="P6" draw:layer="layout" svg:width="3.048cm" svg:height="0.908cm" svg:x="7.166cm" svg:y="1.346cm">
          <draw:text-box>
            <text:p text:style-name="P5">Client</text:p>
          </draw:text-box>
        </draw:frame>
        <draw:custom-shape draw:style-name="gr5" draw:text-style-name="P1" draw:layer="layout" svg:width="5.969cm" svg:height="4.699cm" svg:x="5.794cm" svg:y="11.157cm">
          <text:p/>
          <draw:enhanced-geometry svg:viewBox="0 0 21600 21600" draw:glue-points="10800 0 0 10800 10800 21600 21600 10800" draw:path-stretchpoint-x="10800" draw:text-areas="?f8 ?f9 ?f10 ?f11" draw:type="bracket-pair" draw:modifiers="1213.2765957446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6.858cm" svg:height="0.971cm" svg:x="4.905cm" svg:y="11.442cm">
          <draw:text-box>
            <text:p text:style-name="P7">C <text:s/>0 <text:s/>1 <text:s/>0 <text:s/>1 <text:s/>0 </text:p>
          </draw:text-box>
        </draw:frame>
        <draw:frame draw:style-name="gr7" draw:text-style-name="P8" draw:layer="layout" svg:width="7.239cm" svg:height="0.971cm" svg:x="4.524cm" svg:y="12.268cm">
          <draw:text-box>
            <text:p text:style-name="P7">AF <text:s/>0 <text:s/>0 <text:s/>0 <text:s/>0 <text:s/>0 </text:p>
          </draw:text-box>
        </draw:frame>
        <draw:frame draw:style-name="gr6" draw:text-style-name="P8" draw:layer="layout" svg:width="6.858cm" svg:height="0.971cm" svg:x="4.905cm" svg:y="10.343cm">
          <draw:text-box>
            <text:p text:style-name="P7"><text:s text:c="2"/><text:s/>C AF CF AP CP </text:p>
          </draw:text-box>
        </draw:frame>
        <draw:frame draw:style-name="gr7" draw:text-style-name="P8" draw:layer="layout" svg:width="7.239cm" svg:height="0.971cm" svg:x="4.525cm" svg:y="13.069cm">
          <draw:text-box>
            <text:p text:style-name="P7">CF <text:s/>0 <text:s/>0 <text:s/>0 <text:s/>0 <text:s/>1 </text:p>
          </draw:text-box>
        </draw:frame>
        <draw:frame draw:style-name="gr7" draw:text-style-name="P8" draw:layer="layout" svg:width="7.239cm" svg:height="0.971cm" svg:x="4.526cm" svg:y="13.97cm">
          <draw:text-box>
            <text:p text:style-name="P7">AP <text:s/>0 <text:s/>0 <text:s/>0 <text:s/>0 <text:s/>0 </text:p>
          </draw:text-box>
        </draw:frame>
        <draw:frame draw:style-name="gr7" draw:text-style-name="P8" draw:layer="layout" svg:width="7.239cm" svg:height="0.971cm" svg:x="4.527cm" svg:y="14.871cm">
          <draw:text-box>
            <text:p text:style-name="P7">CP <text:s/>0 <text:s/>0 <text:s/>0 <text:s/>0 <text:s/>0 </text:p>
          </draw:text-box>
        </draw:frame>
        <draw:connector draw:style-name="gr8" draw:text-style-name="P1" draw:layer="layout" draw:type="line" svg:x1="8.097cm" svg:y1="3.712cm" svg:x2="6.266cm" svg:y2="5.143cm" draw:start-shape="id1" draw:start-glue-point="7" draw:end-shape="id2" draw:end-glue-point="11" svg:d="M8097 3712l-1831 1431" svg:viewBox="0 0 1832 1432">
          <text:p/>
        </draw:connector>
        <draw:connector draw:style-name="gr8" draw:text-style-name="P1" draw:layer="layout" draw:type="line" svg:x1="9.266cm" svg:y1="3.712cm" svg:x2="11.097cm" svg:y2="5.143cm" draw:start-shape="id1" draw:start-glue-point="9" draw:end-shape="id3" draw:end-glue-point="5" svg:d="M9266 3712l1831 1431" svg:viewBox="0 0 1832 1432">
          <text:p/>
        </draw:connector>
        <draw:connector draw:style-name="gr8" draw:text-style-name="P1" draw:layer="layout" draw:type="line" svg:x1="6.507cm" svg:y1="8.628cm" svg:x2="10.856cm" svg:y2="8.628cm" draw:start-shape="id4" draw:start-glue-point="10" draw:end-shape="id5" draw:end-glue-point="6" svg:d="M6507 8628h4349" svg:viewBox="0 0 4350 1">
          <text:p/>
        </draw:connector>
      </draw:page>
      <draw:page draw:name="page2" draw:style-name="dp1" draw:master-page-name="Default">
        <draw:custom-shape draw:style-name="gr9" draw:text-style-name="P1" xml:id="id7" draw:id="id7" draw:layer="layout" svg:width="1.651cm" svg:height="1.651cm" svg:x="4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1.651cm" svg:height="1.651cm" svg:x="4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1.651cm" svg:height="1.651cm" svg:x="10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1.651cm" svg:height="1.651cm" svg:x="10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7.856cm" svg:y="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524cm" svg:x="12.984cm" svg:y="5.047cm">
          <draw:text-box>
            <text:p>Abstract</text:p>
            <text:p>Product</text:p>
          </draw:text-box>
        </draw:frame>
        <draw:frame draw:style-name="gr3" draw:text-style-name="P2" draw:layer="layout" svg:width="3.429cm" svg:height="1.445cm" svg:x="12.984cm" svg:y="7.947cm">
          <draw:text-box>
            <text:p>Concrete</text:p>
            <text:p>Product</text:p>
          </draw:text-box>
        </draw:frame>
        <draw:frame draw:style-name="gr2" draw:text-style-name="P4" draw:layer="layout" svg:width="3.048cm" svg:height="1.524cm" svg:x="1.366cm" svg:y="5.048cm">
          <draw:text-box>
            <text:p text:style-name="P3">Abstract</text:p>
            <text:p text:style-name="P3">Product</text:p>
          </draw:text-box>
        </draw:frame>
        <draw:frame draw:style-name="gr3" draw:text-style-name="P4" draw:layer="layout" svg:width="3.429cm" svg:height="1.445cm" svg:x="0.985cm" svg:y="7.948cm">
          <draw:text-box>
            <text:p text:style-name="P3">Concrete</text:p>
            <text:p text:style-name="P3">Product</text:p>
          </draw:text-box>
        </draw:frame>
        <draw:frame draw:style-name="gr4" draw:text-style-name="P6" draw:layer="layout" svg:width="3.048cm" svg:height="0.908cm" svg:x="7.166cm" svg:y="1.364cm">
          <draw:text-box>
            <text:p text:style-name="P5">Client</text:p>
          </draw:text-box>
        </draw:frame>
        <draw:custom-shape draw:style-name="gr5" draw:text-style-name="P1" draw:layer="layout" svg:width="5.969cm" svg:height="4.699cm" svg:x="5.794cm" svg:y="11.175cm">
          <text:p/>
          <draw:enhanced-geometry svg:viewBox="0 0 21600 21600" draw:glue-points="10800 0 0 10800 10800 21600 21600 10800" draw:path-stretchpoint-x="10800" draw:text-areas="?f8 ?f9 ?f10 ?f11" draw:type="bracket-pair" draw:modifiers="1213.2765957446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6.858cm" svg:height="0.971cm" svg:x="4.905cm" svg:y="11.46cm">
          <draw:text-box>
            <text:p text:style-name="P7">C <text:s/>0 <text:s/>0 <text:s/>0 <text:s/>0 <text:s/>0 </text:p>
          </draw:text-box>
        </draw:frame>
        <draw:frame draw:style-name="gr7" draw:text-style-name="P8" draw:layer="layout" svg:width="7.239cm" svg:height="0.971cm" svg:x="4.524cm" svg:y="12.286cm">
          <draw:text-box>
            <text:p text:style-name="P7">AF <text:s/>0 <text:s/>0 <text:s/>0 <text:s/>0 <text:s/>0 </text:p>
          </draw:text-box>
        </draw:frame>
        <draw:frame draw:style-name="gr6" draw:text-style-name="P8" draw:layer="layout" svg:width="6.858cm" svg:height="0.971cm" svg:x="4.905cm" svg:y="10.361cm">
          <draw:text-box>
            <text:p text:style-name="P7"><text:s text:c="2"/><text:s/>C AF CF AP CP </text:p>
          </draw:text-box>
        </draw:frame>
        <draw:frame draw:style-name="gr7" draw:text-style-name="P8" draw:layer="layout" svg:width="7.239cm" svg:height="0.971cm" svg:x="4.525cm" svg:y="13.087cm">
          <draw:text-box>
            <text:p text:style-name="P7">CF <text:s/>0 <text:s/>1 <text:s/>0 <text:s/>0 <text:s/>0 </text:p>
          </draw:text-box>
        </draw:frame>
        <draw:frame draw:style-name="gr7" draw:text-style-name="P8" draw:layer="layout" svg:width="7.239cm" svg:height="0.971cm" svg:x="4.526cm" svg:y="13.988cm">
          <draw:text-box>
            <text:p text:style-name="P7">AP <text:s/>0 <text:s/>0 <text:s/>0 <text:s/>0 <text:s/>0 </text:p>
          </draw:text-box>
        </draw:frame>
        <draw:frame draw:style-name="gr7" draw:text-style-name="P8" draw:layer="layout" svg:width="7.239cm" svg:height="0.971cm" svg:x="4.527cm" svg:y="14.889cm">
          <draw:text-box>
            <text:p text:style-name="P7">CP <text:s/>0 <text:s/>0 <text:s/>0 <text:s/>1 <text:s/>0 </text:p>
          </draw:text-box>
        </draw:frame>
        <draw:connector draw:style-name="gr8" draw:text-style-name="P1" draw:layer="layout" draw:type="line" svg:x1="5.682cm" svg:y1="7.82cm" svg:x2="5.682cm" svg:y2="6.571cm" draw:start-shape="id6" draw:start-glue-point="4" draw:end-shape="id7" draw:end-glue-point="8" svg:d="M5682 7820v-1249" svg:viewBox="0 0 1 1250">
          <text:p/>
        </draw:connector>
        <draw:connector draw:style-name="gr8" draw:text-style-name="P1" draw:layer="layout" draw:type="line" svg:x1="11.682cm" svg:y1="7.82cm" svg:x2="11.682cm" svg:y2="6.571cm" draw:start-shape="id8" draw:start-glue-point="4" draw:end-shape="id9" draw:end-glue-point="8" svg:d="M11682 7820v-1249" svg:viewBox="0 0 1 1250">
          <text:p/>
        </draw:connector>
      </draw:page>
      <draw:page draw:name="page3" draw:style-name="dp1" draw:master-page-name="Default">
        <draw:custom-shape draw:style-name="gr9" draw:text-style-name="P1" xml:id="id10" draw:id="id10" draw:layer="layout" svg:width="1.651cm" svg:height="1.651cm" svg:x="4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4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1.651cm" svg:height="1.651cm" svg:x="10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10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7.856cm" svg:y="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524cm" svg:x="12.984cm" svg:y="5.047cm">
          <draw:text-box>
            <text:p>Abstract</text:p>
            <text:p>Product</text:p>
          </draw:text-box>
        </draw:frame>
        <draw:frame draw:style-name="gr3" draw:text-style-name="P2" draw:layer="layout" svg:width="3.429cm" svg:height="1.445cm" svg:x="12.984cm" svg:y="7.947cm">
          <draw:text-box>
            <text:p>Concrete</text:p>
            <text:p>Product</text:p>
          </draw:text-box>
        </draw:frame>
        <draw:frame draw:style-name="gr2" draw:text-style-name="P4" draw:layer="layout" svg:width="3.048cm" svg:height="1.524cm" svg:x="1.366cm" svg:y="5.048cm">
          <draw:text-box>
            <text:p text:style-name="P3">Abstract</text:p>
            <text:p text:style-name="P3">Product</text:p>
          </draw:text-box>
        </draw:frame>
        <draw:frame draw:style-name="gr3" draw:text-style-name="P4" draw:layer="layout" svg:width="3.429cm" svg:height="1.445cm" svg:x="0.985cm" svg:y="7.948cm">
          <draw:text-box>
            <text:p text:style-name="P3">Concrete</text:p>
            <text:p text:style-name="P3">Product</text:p>
          </draw:text-box>
        </draw:frame>
        <draw:frame draw:style-name="gr4" draw:text-style-name="P6" draw:layer="layout" svg:width="3.048cm" svg:height="0.908cm" svg:x="7.166cm" svg:y="1.364cm">
          <draw:text-box>
            <text:p text:style-name="P5">Client</text:p>
          </draw:text-box>
        </draw:frame>
        <draw:custom-shape draw:style-name="gr5" draw:text-style-name="P1" draw:layer="layout" svg:width="5.969cm" svg:height="4.699cm" svg:x="5.794cm" svg:y="11.175cm">
          <text:p/>
          <draw:enhanced-geometry svg:viewBox="0 0 21600 21600" draw:glue-points="10800 0 0 10800 10800 21600 21600 10800" draw:path-stretchpoint-x="10800" draw:text-areas="?f8 ?f9 ?f10 ?f11" draw:type="bracket-pair" draw:modifiers="1213.2765957446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6.858cm" svg:height="0.971cm" svg:x="4.905cm" svg:y="11.46cm">
          <draw:text-box>
            <text:p text:style-name="P7">C <text:s/>0 <text:s/>0 <text:s/>0 <text:s/>0 <text:s/>0 </text:p>
          </draw:text-box>
        </draw:frame>
        <draw:frame draw:style-name="gr7" draw:text-style-name="P8" draw:layer="layout" svg:width="7.239cm" svg:height="0.971cm" svg:x="4.524cm" svg:y="12.286cm">
          <draw:text-box>
            <text:p text:style-name="P7">AF <text:s/>0 <text:s/>1 <text:s/>0 <text:s/>0 <text:s/>0 </text:p>
          </draw:text-box>
        </draw:frame>
        <draw:frame draw:style-name="gr6" draw:text-style-name="P8" draw:layer="layout" svg:width="6.858cm" svg:height="0.971cm" svg:x="4.905cm" svg:y="10.361cm">
          <draw:text-box>
            <text:p text:style-name="P7"><text:s text:c="2"/><text:s/>C AF CF AP CP </text:p>
          </draw:text-box>
        </draw:frame>
        <draw:frame draw:style-name="gr7" draw:text-style-name="P8" draw:layer="layout" svg:width="7.239cm" svg:height="0.971cm" svg:x="4.525cm" svg:y="13.087cm">
          <draw:text-box>
            <text:p text:style-name="P7">CF <text:s/>0 <text:s/>0 <text:s/>0 <text:s/>0 <text:s/>0 </text:p>
          </draw:text-box>
        </draw:frame>
        <draw:frame draw:style-name="gr7" draw:text-style-name="P8" draw:layer="layout" svg:width="7.239cm" svg:height="0.971cm" svg:x="4.526cm" svg:y="13.988cm">
          <draw:text-box>
            <text:p text:style-name="P7">AP <text:s/>0 <text:s/>0 <text:s/>0 <text:s/>1 <text:s/>0 </text:p>
          </draw:text-box>
        </draw:frame>
        <draw:frame draw:style-name="gr7" draw:text-style-name="P8" draw:layer="layout" svg:width="7.239cm" svg:height="0.971cm" svg:x="4.527cm" svg:y="14.889cm">
          <draw:text-box>
            <text:p text:style-name="P7">CP <text:s/>0 <text:s/>0 <text:s/>0 <text:s/>0 <text:s/>0 </text:p>
          </draw:text-box>
        </draw:frame>
        <draw:connector draw:style-name="gr8" draw:text-style-name="P1" draw:layer="layout" draw:type="curve" svg:x1="6.266cm" svg:y1="5.161cm" svg:x2="6.266cm" svg:y2="6.33cm" draw:start-shape="id10" draw:start-glue-point="11" draw:end-shape="id10" draw:end-glue-point="9" svg:d="M6266 5161c1165 0 1165 1169 0 1169" svg:viewBox="0 0 875 1170">
          <text:p/>
        </draw:connector>
        <draw:connector draw:style-name="gr8" draw:text-style-name="P1" draw:layer="layout" draw:type="curve" svg:x1="11.097cm" svg:y1="6.33cm" svg:x2="11.097cm" svg:y2="5.161cm" draw:start-shape="id11" draw:start-glue-point="7" draw:end-shape="id11" draw:end-glue-point="5" svg:d="M11097 6330c-1167 0-1167-1169 0-1169" svg:viewBox="0 0 876 1170">
          <text:p/>
        </draw:connector>
      </draw:page>
      <draw:page draw:name="page4" draw:style-name="dp1" draw:master-page-name="Default">
        <draw:custom-shape draw:style-name="gr9" draw:text-style-name="P1" xml:id="id13" draw:id="id13" draw:layer="layout" svg:width="1.651cm" svg:height="1.651cm" svg:x="4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1.651cm" svg:height="1.651cm" svg:x="4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10.856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10.856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51cm" svg:height="1.651cm" svg:x="7.856cm" svg:y="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524cm" svg:x="12.984cm" svg:y="5.047cm">
          <draw:text-box>
            <text:p>Abstract</text:p>
            <text:p>Product</text:p>
          </draw:text-box>
        </draw:frame>
        <draw:frame draw:style-name="gr3" draw:text-style-name="P2" draw:layer="layout" svg:width="3.429cm" svg:height="1.445cm" svg:x="12.984cm" svg:y="7.947cm">
          <draw:text-box>
            <text:p>Concrete</text:p>
            <text:p>Product</text:p>
          </draw:text-box>
        </draw:frame>
        <draw:frame draw:style-name="gr2" draw:text-style-name="P4" draw:layer="layout" svg:width="3.048cm" svg:height="1.524cm" svg:x="1.366cm" svg:y="5.048cm">
          <draw:text-box>
            <text:p text:style-name="P3">Abstract</text:p>
            <text:p text:style-name="P3">Product</text:p>
          </draw:text-box>
        </draw:frame>
        <draw:frame draw:style-name="gr3" draw:text-style-name="P4" draw:layer="layout" svg:width="3.429cm" svg:height="1.445cm" svg:x="0.985cm" svg:y="7.948cm">
          <draw:text-box>
            <text:p text:style-name="P3">Concrete</text:p>
            <text:p text:style-name="P3">Product</text:p>
          </draw:text-box>
        </draw:frame>
        <draw:frame draw:style-name="gr4" draw:text-style-name="P6" draw:layer="layout" svg:width="3.048cm" svg:height="0.908cm" svg:x="7.166cm" svg:y="1.364cm">
          <draw:text-box>
            <text:p text:style-name="P5">Client</text:p>
          </draw:text-box>
        </draw:frame>
        <draw:custom-shape draw:style-name="gr5" draw:text-style-name="P1" draw:layer="layout" svg:width="5.969cm" svg:height="4.699cm" svg:x="5.794cm" svg:y="11.175cm">
          <text:p/>
          <draw:enhanced-geometry svg:viewBox="0 0 21600 21600" draw:glue-points="10800 0 0 10800 10800 21600 21600 10800" draw:path-stretchpoint-x="10800" draw:text-areas="?f8 ?f9 ?f10 ?f11" draw:type="bracket-pair" draw:modifiers="1213.2765957446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6.858cm" svg:height="0.971cm" svg:x="4.905cm" svg:y="11.46cm">
          <draw:text-box>
            <text:p text:style-name="P7">C <text:s/>0 <text:s/>0 <text:s/>0 <text:s/>0 <text:s/>0 </text:p>
          </draw:text-box>
        </draw:frame>
        <draw:frame draw:style-name="gr7" draw:text-style-name="P8" draw:layer="layout" svg:width="7.239cm" svg:height="0.971cm" svg:x="4.524cm" svg:y="12.286cm">
          <draw:text-box>
            <text:p text:style-name="P7">AF <text:s/>0 <text:s/>0 <text:s/>0 <text:s/>0 <text:s/>0 </text:p>
          </draw:text-box>
        </draw:frame>
        <draw:frame draw:style-name="gr6" draw:text-style-name="P8" draw:layer="layout" svg:width="6.858cm" svg:height="0.971cm" svg:x="4.905cm" svg:y="10.361cm">
          <draw:text-box>
            <text:p text:style-name="P7"><text:s text:c="3"/>C AF CF AP CP </text:p>
          </draw:text-box>
        </draw:frame>
        <draw:frame draw:style-name="gr7" draw:text-style-name="P8" draw:layer="layout" svg:width="7.239cm" svg:height="0.971cm" svg:x="4.525cm" svg:y="13.087cm">
          <draw:text-box>
            <text:p text:style-name="P7">CF <text:s/>0 <text:s/>1 <text:s/>0 <text:s/>0 <text:s/>0 </text:p>
          </draw:text-box>
        </draw:frame>
        <draw:frame draw:style-name="gr7" draw:text-style-name="P8" draw:layer="layout" svg:width="7.239cm" svg:height="0.971cm" svg:x="4.526cm" svg:y="13.988cm">
          <draw:text-box>
            <text:p text:style-name="P7">AP <text:s/>0 <text:s/>0 <text:s/>0 <text:s/>0 <text:s/>0 </text:p>
          </draw:text-box>
        </draw:frame>
        <draw:frame draw:style-name="gr7" draw:text-style-name="P8" draw:layer="layout" svg:width="7.239cm" svg:height="0.971cm" svg:x="4.527cm" svg:y="14.889cm">
          <draw:text-box>
            <text:p text:style-name="P7">CP <text:s/>0 <text:s/>0 <text:s/>0 <text:s/>0 <text:s/>0 </text:p>
          </draw:text-box>
        </draw:frame>
        <draw:connector draw:style-name="gr8" draw:text-style-name="P1" draw:layer="layout" draw:type="line" svg:x1="5.682cm" svg:y1="7.82cm" svg:x2="5.682cm" svg:y2="6.571cm" draw:start-shape="id12" draw:start-glue-point="4" draw:end-shape="id13" draw:end-glue-point="8" svg:d="M5682 7820v-1249" svg:viewBox="0 0 1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10:38:04.359595677</meta:creation-date>
    <dc:date>2018-06-03T10:52:05.736242591</dc:date>
    <meta:editing-duration>PT3M49S</meta:editing-duration>
    <meta:editing-cycles>1</meta:editing-cycles>
    <meta:document-statistic meta:object-count="76"/>
    <meta:generator>LibreOffice/6.0.3.2$Linux_X86_64 LibreOffice_project/00m0$Build-2</meta:generator>
  </office:meta>
</office:document-meta>
</file>